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libri1" svg:font-family="Calibri"/>
    <style:font-face style:name="Calibri" svg:font-family="Calibri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771cm"/>
    </style:style>
    <style:style style:name="Table1.B" style:family="table-column">
      <style:table-column-properties style:column-width="12.229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7.112cm" table:align="left"/>
    </style:style>
    <style:style style:name="Table2.A" style:family="table-column">
      <style:table-column-properties style:column-width="1.201cm"/>
    </style:style>
    <style:style style:name="Table2.B" style:family="table-column">
      <style:table-column-properties style:column-width="5.911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872cm"/>
    </style:style>
    <style:style style:name="Table3.B" style:family="table-column">
      <style:table-column-properties style:column-width="2.547cm"/>
    </style:style>
    <style:style style:name="Table3.C" style:family="table-column">
      <style:table-column-properties style:column-width="2.041cm"/>
    </style:style>
    <style:style style:name="Table3.D" style:family="table-column">
      <style:table-column-properties style:column-width="5.54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6.995cm" table:align="left"/>
    </style:style>
    <style:style style:name="Table4.A" style:family="table-column">
      <style:table-column-properties style:column-width="6.9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2.096cm"/>
    </style:style>
    <style:style style:name="Table4.D" style:family="table-column">
      <style:table-column-properties style:column-width="5.496cm"/>
    </style:style>
    <style:style style:name="Table4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cdc8a" officeooo:paragraph-rsid="001cdc8a"/>
    </style:style>
    <style:style style:name="P2" style:family="paragraph" style:parent-style-name="Standard">
      <style:text-properties officeooo:rsid="001e5af3" officeooo:paragraph-rsid="001e5af3"/>
    </style:style>
    <style:style style:name="P3" style:family="paragraph" style:parent-style-name="Standard">
      <style:text-properties officeooo:rsid="0020bb10" officeooo:paragraph-rsid="0020bb10"/>
    </style:style>
    <style:style style:name="P4" style:family="paragraph" style:parent-style-name="Standard">
      <style:text-properties officeooo:rsid="0020bb10" officeooo:paragraph-rsid="002252e3"/>
    </style:style>
    <style:style style:name="P5" style:family="paragraph" style:parent-style-name="Standard">
      <style:text-properties officeooo:rsid="002bf12e" officeooo:paragraph-rsid="002bf12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20bb10" officeooo:paragraph-rsid="002252e3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24176c" officeooo:paragraph-rsid="0024176c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24176c" officeooo:paragraph-rsid="0024176c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2ea95b" officeooo:paragraph-rsid="002ea95b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31df7e" officeooo:paragraph-rsid="0031df7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31ec9a" officeooo:paragraph-rsid="0031ec9a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476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fo:letter-spacing="normal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fo:letter-spacing="normal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476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6pt" fo:letter-spacing="normal" fo:font-style="italic" fo:font-weight="normal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476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 fo:padding="0cm" fo:border="none"/>
    </style:style>
    <style:style style:name="P16" style:family="paragraph" style:parent-style-name="Text_20_body" style:list-style-name="L1">
      <style:paragraph-properties fo:margin-left="1.931cm" fo:margin-right="0cm" fo:margin-top="0cm" fo:margin-bottom="0cm" style:contextual-spacing="false" style:line-height-at-least="0.582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6pt" fo:letter-spacing="normal" fo:font-style="normal" fo:font-weight="bold" fo:padding="0cm" fo:border="none"/>
    </style:style>
    <style:style style:name="P17" style:family="paragraph" style:parent-style-name="Text_20_body" style:list-style-name="L3">
      <style:paragraph-properties fo:margin-left="1.931cm" fo:margin-right="0cm" fo:margin-top="0cm" fo:margin-bottom="0cm" style:contextual-spacing="false" style:line-height-at-least="0.582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6pt" fo:letter-spacing="normal" fo:font-style="normal" fo:font-weight="bold" fo:padding="0cm" fo:border="none"/>
    </style:style>
    <style:style style:name="P18" style:family="paragraph" style:parent-style-name="Text_20_body" style:list-style-name="L4">
      <style:paragraph-properties fo:margin-left="1.931cm" fo:margin-right="0cm" fo:margin-top="0cm" fo:margin-bottom="0cm" style:contextual-spacing="false" style:line-height-at-least="0.582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6pt" fo:letter-spacing="normal" fo:font-style="normal" fo:font-weight="bold" fo:padding="0cm" fo:border="none"/>
    </style:style>
    <style:style style:name="P19" style:family="paragraph" style:parent-style-name="Text_20_body" style:list-style-name="L2">
      <style:paragraph-properties fo:margin-left="1.693cm" fo:margin-right="0cm" fo:margin-top="0cm" fo:margin-bottom="0cm" style:contextual-spacing="false" style:line-height-at-least="0.609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6pt" fo:letter-spacing="normal" fo:font-style="normal" fo:font-weight="bold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style:line-height-at-least="0.476cm" fo:text-align="justify" style:justify-single-word="false" fo:text-indent="0.979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 fo:padding="0cm" fo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476cm" fo:text-align="justify" style:justify-single-word="false" fo:text-indent="0.979cm" style:auto-text-indent="false" fo:background-color="transparent" fo:padding="0cm" fo:border="none">
        <style:background-image/>
      </style:paragraph-properties>
      <style:text-properties fo:font-variant="normal" fo:text-transform="none" fo:color="#000000" fo:letter-spacing="normal" fo:padding="0cm" fo:border="none"/>
    </style:style>
    <style:style style:name="P22" style:family="paragraph" style:parent-style-name="Text_20_body" style:list-style-name="L5">
      <style:paragraph-properties fo:margin-left="1.958cm" fo:margin-right="0cm" fo:margin-top="0cm" fo:margin-bottom="0cm" style:contextual-spacing="false" style:line-height-at-least="0.582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6pt" fo:letter-spacing="normal" fo:font-style="normal" fo:font-weight="bold" fo:padding="0cm" fo:border="none"/>
    </style:style>
    <style:style style:name="P23" style:family="paragraph" style:parent-style-name="Text_20_body" style:list-style-name="L9">
      <style:paragraph-properties fo:margin-left="1.958cm" fo:margin-right="0cm" fo:margin-top="0cm" fo:margin-bottom="0cm" style:contextual-spacing="false" style:line-height-at-least="0.582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6pt" fo:letter-spacing="normal" fo:font-style="normal" fo:font-weight="bold" fo:padding="0cm" fo:border="none"/>
    </style:style>
    <style:style style:name="P24" style:family="paragraph" style:parent-style-name="Text_20_body" style:list-style-name="L6">
      <style:paragraph-properties fo:margin-left="1.614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 fo:padding="0cm" fo:border="none"/>
    </style:style>
    <style:style style:name="P25" style:family="paragraph" style:parent-style-name="Text_20_body" style:list-style-name="L7">
      <style:paragraph-properties fo:margin-left="1.614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 fo:padding="0cm" fo:border="none"/>
    </style:style>
    <style:style style:name="P26" style:family="paragraph" style:parent-style-name="Text_20_body" style:list-style-name="L8">
      <style:paragraph-properties fo:margin-left="1.614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 fo:padding="0cm" fo:border="none"/>
    </style:style>
    <style:style style:name="P27" style:family="paragraph" style:parent-style-name="Text_20_body" style:list-style-name="L14">
      <style:paragraph-properties fo:margin-left="1.614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/>
    </style:style>
    <style:style style:name="P28" style:family="paragraph" style:parent-style-name="Text_20_body" style:list-style-name="L15">
      <style:paragraph-properties fo:margin-left="1.614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/>
    </style:style>
    <style:style style:name="P29" style:family="paragraph" style:parent-style-name="Text_20_body" style:list-style-name="L16">
      <style:paragraph-properties fo:margin-left="1.614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/>
    </style:style>
    <style:style style:name="P30" style:family="paragraph" style:parent-style-name="Text_20_body" style:list-style-name="L17">
      <style:paragraph-properties fo:margin-left="1.614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/>
    </style:style>
    <style:style style:name="P31" style:family="paragraph" style:parent-style-name="Text_20_body" style:list-style-name="L13">
      <style:paragraph-properties fo:margin-left="1.614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6pt" fo:letter-spacing="normal" fo:font-style="italic" fo:font-weight="normal" fo:padding="0cm" fo:border="none"/>
    </style:style>
    <style:style style:name="P32" style:family="paragraph" style:parent-style-name="Text_20_body" style:list-style-name="L10">
      <style:paragraph-properties fo:margin-left="1.27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 fo:padding="0cm" fo:border="none"/>
    </style:style>
    <style:style style:name="P33" style:family="paragraph" style:parent-style-name="Text_20_body" style:list-style-name="L12">
      <style:paragraph-properties fo:margin-left="1.27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 fo:padding="0cm" fo:border="none"/>
    </style:style>
    <style:style style:name="P34" style:family="paragraph" style:parent-style-name="Text_20_body" style:list-style-name="L11">
      <style:paragraph-properties fo:margin-left="1.879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 fo:padding="0cm" fo:border="none"/>
    </style:style>
    <style:style style:name="P35" style:family="paragraph" style:parent-style-name="Text_20_body">
      <style:paragraph-properties fo:margin-left="0cm" fo:margin-right="0cm" fo:margin-top="0cm" fo:margin-bottom="0cm" style:contextual-spacing="false" style:line-height-at-least="0.582cm" fo:text-align="center" style:justify-single-word="false" fo:text-indent="1.244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6pt" fo:letter-spacing="normal" fo:font-style="italic" fo:font-weight="normal" fo:padding="0cm" fo:border="none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Calibri" fo:font-size="6pt" fo:font-style="normal" fo:font-weight="normal" fo:padding="0cm" fo:border="none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style:line-height-at-least="0.45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Calibri" fo:font-size="6pt" fo:font-style="normal" fo:font-weight="normal" fo:padding="0cm" fo:border="none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style:line-height-at-least="0.45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Calibri" fo:font-size="6pt" fo:font-style="normal" fo:font-weight="normal" fo:padding="0cm" fo:border="none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style:line-height-at-least="0.45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Calibri" fo:font-size="6pt" fo:font-style="normal" fo:font-weight="normal" officeooo:rsid="00278116" officeooo:paragraph-rsid="00278116" fo:padding="0cm" fo:border="none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style:line-height-at-least="0.45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Calibri" fo:font-size="6pt" fo:font-style="normal" fo:font-weight="normal" officeooo:rsid="002874cc" officeooo:paragraph-rsid="002874cc" fo:padding="0cm" fo:border="none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padding="0cm" fo:border="none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style:line-height-at-least="0.476cm" fo:text-align="justify" style:justify-single-word="false" fo:text-indent="0cm" style:auto-text-indent="false" fo:background-color="transparent" fo:padding="0cm" fo:border="none">
        <style:background-image/>
      </style:paragraph-properties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fo:font-weight="bold"/>
    </style:style>
    <style:style style:name="T3" style:family="text">
      <style:text-properties style:font-name="Times New Roman" fo:font-size="12pt" fo:font-style="normal"/>
    </style:style>
    <style:style style:name="T4" style:family="text">
      <style:text-properties style:font-name="Times New Roman" fo:font-size="12pt" fo:font-style="normal" fo:background-color="#e1e3e6" loext:char-shading-value="0"/>
    </style:style>
    <style:style style:name="T5" style:family="text">
      <style:text-properties style:font-name="Times New Roman" fo:font-size="12pt" fo:background-color="#e1e3e6" loext:char-shading-value="0"/>
    </style:style>
    <style:style style:name="T6" style:family="text">
      <style:text-properties style:font-name="Times New Roman" fo:font-size="12pt" fo:background-color="#e1e3e6" loext:char-shading-value="0" fo:padding="0cm" fo:border="none"/>
    </style:style>
    <style:style style:name="T7" style:family="text">
      <style:text-properties style:font-name="Times New Roman" fo:font-size="12pt" fo:padding="0cm" fo:border="none"/>
    </style:style>
    <style:style style:name="T8" style:family="text">
      <style:text-properties style:font-name="Times New Roman" fo:font-size="12pt" fo:font-style="italic"/>
    </style:style>
    <style:style style:name="T9" style:family="text">
      <style:text-properties style:font-name="Times New Roman" fo:font-size="11pt"/>
    </style:style>
    <style:style style:name="T10" style:family="text">
      <style:text-properties style:font-name="Times New Roman" fo:font-size="11pt" fo:font-weight="bold"/>
    </style:style>
    <style:style style:name="T11" style:family="text">
      <style:text-properties style:font-name="Times New Roman" fo:font-size="11pt" officeooo:rsid="001ab9c6"/>
    </style:style>
    <style:style style:name="T12" style:family="text">
      <style:text-properties fo:font-size="14pt"/>
    </style:style>
    <style:style style:name="T13" style:family="text">
      <style:text-properties fo:padding="0cm" fo:border="none"/>
    </style:style>
    <style:style style:name="T14" style:family="text">
      <style:text-properties style:text-line-through-style="none" style:text-line-through-type="none" style:font-name="Calibri1" fo:font-size="10pt" style:text-underline-style="none" style:text-blinking="false" fo:background-color="#e1e3e6" loext:char-shading-value="0" fo:padding="0cm" fo:border="none"/>
    </style:style>
    <style:style style:name="T15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style:text-blinking="false" fo:padding="0cm" fo:border="none"/>
    </style:style>
    <style:style style:name="T16" style:family="text">
      <style:text-properties fo:font-variant="normal" fo:text-transform="none" style:font-name="Calibri" fo:font-size="6pt" fo:font-style="normal" fo:font-weight="normal" fo:padding="0cm" fo:border="none"/>
    </style:style>
    <style:style style:name="T17" style:family="text">
      <style:text-properties fo:font-variant="normal" fo:text-transform="none" style:font-name="Times New Roman" fo:font-size="12pt" fo:font-style="normal" fo:font-weight="normal" fo:padding="0cm" fo:border="none"/>
    </style:style>
    <style:style style:name="T18" style:family="text">
      <style:text-properties fo:font-variant="normal" fo:text-transform="none" fo:color="#0000ff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padding="0cm" fo:border="none"/>
    </style:style>
    <style:style style:name="T19" style:family="text">
      <style:text-properties officeooo:rsid="001fffd9"/>
    </style:style>
    <style:style style:name="T20" style:family="text">
      <style:text-properties officeooo:rsid="002252e3"/>
    </style:style>
    <style:style style:name="T21" style:family="text">
      <style:text-properties officeooo:rsid="0025ceae"/>
    </style:style>
    <style:style style:name="T22" style:family="text">
      <style:text-properties officeooo:rsid="002a6ce7"/>
    </style:style>
    <style:style style:name="T23" style:family="text">
      <style:text-properties officeooo:rsid="002de1bc"/>
    </style:style>
    <style:style style:name="T24" style:family="text">
      <style:text-properties officeooo:rsid="002ea95b"/>
    </style:style>
    <style:style style:name="T25" style:family="text">
      <style:text-properties officeooo:rsid="003056ee"/>
    </style:style>
    <style:style style:name="fr1" style:family="graphic" style:parent-style-name="Graphics">
      <style:graphic-properties fo:margin-left="0.026cm" fo:margin-right="0.026cm" fo:margin-top="0.026cm" fo:margin-bottom="0.026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4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83305182572364300" text:style-name="L1">
        <text:list-item>
          <text:p text:style-name="P16"><text:span text:style-name="T12">Общие сведения о документе</text:span> 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<text:span text:style-name="T2">Наименование документа</text:span> </text:p>
          </table:table-cell>
          <table:table-cell table:style-name="Table1.A1" office:value-type="string">
            <text:p text:style-name="P36"><text:span text:style-name="T1">постановка задачи</text:span> </text:p>
          </table:table-cell>
        </table:table-row>
        <table:table-row>
          <table:table-cell table:style-name="Table1.A1" office:value-type="string">
            <text:p text:style-name="P36"><text:span text:style-name="T2">Дата документа</text:span> </text:p>
          </table:table-cell>
          <table:table-cell table:style-name="Table1.A1" office:value-type="string">
            <text:p text:style-name="P36"><text:span text:style-name="T1">13.10.2014</text:span> </text:p>
          </table:table-cell>
        </table:table-row>
        <table:table-row>
          <table:table-cell table:style-name="Table1.A1" office:value-type="string">
            <text:p text:style-name="P36"><text:span text:style-name="T2">Задача</text:span> </text:p>
          </table:table-cell>
          <table:table-cell table:style-name="Table1.A1" office:value-type="string">
            <text:p text:style-name="P36"><text:span text:style-name="T1">Создать Реестр лицензий</text:span> <text:span text:style-name="T1">на розничную продажу алкогольной продукции</text:span> </text:p>
          </table:table-cell>
        </table:table-row>
        <table:table-row>
          <table:table-cell table:style-name="Table1.A1" office:value-type="string">
            <text:p text:style-name="P36"><text:span text:style-name="T2">Проект</text:span> </text:p>
          </table:table-cell>
          <table:table-cell table:style-name="Table1.A1" office:value-type="string">
            <text:p text:style-name="P42"><text:a xlink:type="simple" xlink:href="http://support.samara.lanit.ru/projects/krasnodar2014?jump=issues"><text:span text:style-name="T15">Краснодарский край - 2014</text:span></text:a><text:span text:style-name="T16"> </text:span><text:span text:style-name="T17">» Доработка АИС ЕЦУ</text:span><text:span text:style-name="T16"> </text:span></text:p>
          </table:table-cell>
        </table:table-row>
        <table:table-row>
          <table:table-cell table:style-name="Table1.A1" office:value-type="string">
            <text:p text:style-name="P36"><text:span text:style-name="T2">Номер тикета</text:span> </text:p>
          </table:table-cell>
          <table:table-cell table:style-name="Table1.A1" office:value-type="string">
            <text:p text:style-name="P42"><text:a xlink:type="simple" xlink:href="http://support.samara.lanit.ru/issues/24444"><text:span text:style-name="T18">http://support.samara.lanit.ru/issues/24444</text:span></text:a><text:span text:style-name="T16">  </text:span></text:p>
          </table:table-cell>
        </table:table-row>
        <table:table-row>
          <table:table-cell table:style-name="Table1.A1" office:value-type="string">
            <text:p text:style-name="P36"><text:span text:style-name="T2">ФИО аналитика</text:span> </text:p>
          </table:table-cell>
          <table:table-cell table:style-name="Table1.A1" office:value-type="string">
            <text:p text:style-name="P36"><text:span text:style-name="T1">Диязитдинова А.</text:span> </text:p>
          </table:table-cell>
        </table:table-row>
      </table:table>
      <text:list xml:id="list5986683758251959364" text:style-name="L2">
        <text:list-item>
          <text:p text:style-name="P19"><text:span text:style-name="T12">Обоснование</text:span> </text:p>
        </text:list-item>
      </text:list>
      <text:p text:style-name="P20"><text:span text:style-name="T1">Согласно ТЗ, в</text:span> <text:span text:style-name="T1">АИС ЕЦУ должна быть разработана функциональная возможность ведения реестра выданных Управлением по виноградарству, виноделию и алкогольной промышленности Краснодарского лицензий. Данные из реестра лицензий должны использоваться для автоматизированного заполнения параметров межведомственных запросов, а также дополнительных атрибутов оказываемых услуги. Должен быть разработан механизм печати лицензий.</text:span> </text:p>
      <text:list xml:id="list986593669366028924" text:style-name="L3">
        <text:list-item>
          <text:p text:style-name="P17"><text:span text:style-name="T12">Глоссарий</text:span> 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<text:span text:style-name="T2">ПГУ</text:span> </text:p>
          </table:table-cell>
          <table:table-cell table:style-name="Table2.A1" office:value-type="string">
            <text:p text:style-name="P36"><text:span text:style-name="T1">Портал государственных услуг</text:span> </text:p>
          </table:table-cell>
        </table:table-row>
        <table:table-row>
          <table:table-cell table:style-name="Table2.A1" office:value-type="string">
            <text:p text:style-name="P36"><text:span text:style-name="T2">РАР</text:span> </text:p>
          </table:table-cell>
          <table:table-cell table:style-name="Table2.A1" office:value-type="string">
            <text:p text:style-name="P36"><text:span text:style-name="T1">Росалкогольрегулирование</text:span> </text:p>
          </table:table-cell>
        </table:table-row>
        <table:table-row>
          <table:table-cell table:style-name="Table2.A1" office:value-type="string">
            <text:p text:style-name="P41"> </text:p>
          </table:table-cell>
          <table:table-cell table:style-name="Table2.A1" office:value-type="string">
            <text:p text:style-name="P41"> </text:p>
          </table:table-cell>
        </table:table-row>
      </table:table>
      <text:p text:style-name="P21"> </text:p>
      <text:list xml:id="list556304821238405666" text:style-name="L4">
        <text:list-item>
          <text:p text:style-name="P18"><text:span text:style-name="T12">Бизнес-постановка</text:span> </text:p>
        </text:list-item>
      </text:list>
      <text:list xml:id="list8794629330786192970" text:style-name="L5">
        <text:list-item>
          <text:p text:style-name="P22"><text:span text:style-name="T12">Текущее положение</text:span> <text:span text:style-name="T12">и</text:span> <text:span text:style-name="T12">требования</text:span> </text:p>
        </text:list-item>
      </text:list>
      <text:p text:style-name="P20"><text:span text:style-name="T1">Существующий сценарий:</text:span> </text:p>
      <text:list xml:id="list97923389745075218" text:style-name="L6">
        <text:list-item>
          <text:p text:style-name="P24"><text:span text:style-name="T1">Заявитель (физическое лицо) для своей компании (для юридического лица) на Портале госуслуг выбирает услугу по получению лицензии. Для получения данной услуги заявитель</text:span> <text:span text:style-name="T1">на ПГУ</text:span> <text:span text:style-name="T1">указывает ряд атрибутов.</text:span> </text:p>
        </text:list-item>
        <text:list-item>
          <text:p text:style-name="P24"><text:span text:style-name="T1">После того, как заявитель отправил заявку на получение госуслуги, данная задача отображается у контролера для дальнейшего исполнения. </text:span> </text:p>
        </text:list-item>
        <text:list-item>
          <text:p text:style-name="P24"><text:span text:style-name="T1">В комплекте</text:span> <text:span text:style-name="T1">документов в разделе «Дополнительные атрибуты» отображаются данные, которые заявитель заполняет на ПГУ при заполнения заявки на получение услуги, а также в комплекте документов отмечаются документы, которые приложил заявитель (см. </text:span><text:span text:style-name="T5">Рисунок 1</text:span><text:span text:style-name="T1">).</text:span> </text:p>
        </text:list-item>
        <text:list-item>
          <text:p text:style-name="P24"><text:span text:style-name="T1">Контролер</text:span> <text:span text:style-name="T1">проверяет полноту предоставленных документов. В случае необходимости, в рамках межведомственных запросов осуществляет МВ-запросы для получения недостающих документов.</text:span> </text:p>
        </text:list-item>
        <text:list-item>
          <text:p text:style-name="P24"><text:span text:style-name="T1">После формирования полного документа контролер (эксперт) осуществляет экспертизу документов и принимает решение о выдаче/отказе в лицензии.  Результат прикрепляется к комплекту документа. При необходимости контролер может распечатать электронный скан документа.</text:span> </text:p>
        </text:list-item>
        <text:list-item>
          <text:p text:style-name="P24"><text:span text:style-name="T1">Оператор выдачи выдает результат заявителю.</text:span> </text:p>
        </text:list-item>
      </text:list>
      <text:p text:style-name="P12"><text:soft-page-break/><draw:frame draw:style-name="fr1" draw:name="Image1" text:anchor-type="as-char" svg:width="17.092cm" svg:height="8.837cm" draw:z-index="0"><draw:image xlink:href="http://owa.dkp.lanit.ru/we/ResReader.ashx?WOPIsrc=http%3A%2F%2Fshrpdkp%2Fsites%2Flaboratory%2F%5Fvti%5Fbin%2Fwopi%2Eashx%2Ffiles%2F5a3c13335cb446a2b491ae3818d89c9e&amp;access_token=eyJ0eXAiOiJKV1QiLCJhbGciOiJSUzI1NiIsIng1dCI6InVhQkgwTXNOSmVIQ1MydTh3MFB4Sy1TS1ZjcyJ9%2EeyJhdWQiOiJ3b3BpL3NocnBka3BAMmQ1NmQxMTUtMDA3Yy00ZWIxLTk1NTEtM2RiM2QxNWM5ODJiIiwiaXNzIjoiMDAwMDAwMDMtMDAwMC0wZmYxLWNlMDAtMDAwMDAwMDAwMDAwQDJkNTZkMTE1LTAwN2MtNGViMS05NTUxLTNkYjNkMTVjOTgyYiIsIm5iZiI6IjE0MTYxNTkzNjQiLCJleHAiOiIxNDE2MTk1MzY0IiwibmFtZWlkIjoiMCMud3xsYW5pdFxcYWtocmVub3YiLCJuaWkiOiJtaWNyb3NvZnQuc2hhcmVwb2ludCIsImlzdXNlciI6InRydWUiLCJjYWNoZWtleSI6IjApLnd8cy0xLTUtMjEtMTIxNDQ0MDMzOS0xMzgzMzg0ODk4LTEzNDMwMjQwOTEtMjM4MDMiLCJpc2xvb3BiYWNrIjoiVHJ1ZSIsImFwcGN0eCI6IjVhM2MxMzMzNWNiNDQ2YTJiNDkxYWUzODE4ZDg5YzllO1p6alpOSDVjOEo2S0JQYVU4MWw2YXZRUlhEST07SW50ZXJuZXQ7OzdGRkZGRkZGRkZGRkZGRkY7VHJ1ZSJ9%2EVhT7LoojTKERjdwbfJVxfacGP3GcSy4Evja1Wl9LVAg%5Fo5JyIVrw3zVkmGSu9OTMnTOGSOx3DOpuRgLbD4NdZLeTAwqQ4OOrXjr8ZofYo8YFOVcH3ClNljF3CaOOLY2zW%5FEp1fxlXZ5Netea6XRllDJw9RNG8g2EOOxebhyiq49RCvtqYHMt29bufwLuKslmtXBEOFfF4YdShBXjnKsF6jFiJ0bJtEhAlK0Q4aBWabK1YilH9HSbOfV5StqkbDDFEfee1j3cu1zlzZxpz4oVtkgntj2%2DZR4GPjl8zLSwLnqiwHQ%5FrkqbNwVj6d2E9vyYM18HzqglfJToOWapVTs79Q&amp;access_token_ttl=1416195364034&amp;v=00000000-0000-0000-0000-000000000014&amp;n=E2o1.img&amp;usid=e4a1c239-f841-43ff-b25f-e6aa5247e794&amp;rndm=ac9e6cb6-5eb6-4ade-8d17-94c2f11f1618" xlink:type="simple" xlink:show="embed" xlink:actuate="onLoad"/><svg:title>Изображение</svg:title></draw:frame> </text:p>
      <text:p text:style-name="P14"><text:span text:style-name="T3">Рисунок </text:span><text:span text:style-name="T4">1</text:span><text:span text:style-name="T3">. Дополнительные атрибуты</text:span> </text:p>
      <text:p text:style-name="P20"><text:span text:style-name="T1">Требуемые доработки:</text:span> </text:p>
      <text:list xml:id="list2904103893071347227" text:style-name="L7">
        <text:list-item>
          <text:p text:style-name="P25"><text:span text:style-name="T1">Необходимо, чтобы данные из дополнительных атрибутов передавались в реестр юридических лиц и реестр лицензий.</text:span> </text:p>
        </text:list-item>
      </text:list>
      <text:list xml:id="list8359621041601367417" text:style-name="L8">
        <text:list-item>
          <text:p text:style-name="P26"><text:span text:style-name="T1">Должен быть разработан механизм печати лицензий.</text:span> </text:p>
        </text:list-item>
      </text:list>
      <text:p text:style-name="P14"><text:span text:style-name="T3">Рисунок </text:span><text:span text:style-name="T4">2</text:span><text:span text:style-name="T3">. Последовательность этапов </text:span> </text:p>
      <text:list xml:id="list6236797428360900411" text:style-name="L9">
        <text:list-item>
          <text:p text:style-name="P23"><text:span text:style-name="T12">Требуемые доработки</text:span> </text:p>
        </text:list-item>
      </text:list>
      <text:list xml:id="list7791449869119171977" text:style-name="L10">
        <text:list-item>
          <text:p text:style-name="P32"><text:span text:style-name="T1">На шаге отправки запросов необходимо добавить адаптеры:</text:span> </text:p>
        </text:list-item>
      </text:list>
      <text:list xml:id="list2174539993551375572" text:style-name="L11">
        <text:list-item>
          <text:p text:style-name="P34"><text:span text:style-name="T1">Механизм</text:span> <text:span text:style-name="T1">добавления записи в реестр юридических лиц.</text:span> </text:p>
        </text:list-item>
        <text:list-item>
          <text:p text:style-name="P34"><text:span text:style-name="T1">Адаптер добавления записи в реестр лицензий.</text:span> </text:p>
        </text:list-item>
      </text:list>
      <text:list xml:id="list821699880288244600" text:style-name="L12">
        <text:list-item>
          <text:p text:style-name="P33"><text:span text:style-name="T1">Создать реестр лицензий.</text:span> </text:p>
        </text:list-item>
        <text:list-item>
          <text:p text:style-name="P33"><text:span text:style-name="T1">Добавить вкладку «Лицензии» в карточку юридического лица.</text:span></text:p>
        </text:list-item>
      </text:list>
      <text:p text:style-name="Standard"/>
      <text:p text:style-name="P15"><text:line-break/><text:soft-page-break/><draw:frame draw:style-name="fr1" draw:name="Image2" text:anchor-type="as-char" svg:width="14.208cm" svg:height="13.864cm" draw:z-index="1"><draw:image xlink:href="http://owa.dkp.lanit.ru/we/GetImage.ashx?WOPIsrc=http%3A%2F%2Fshrpdkp%2Fsites%2Flaboratory%2F%5Fvti%5Fbin%2Fwopi%2Eashx%2Ffiles%2F5a3c13335cb446a2b491ae3818d89c9e&amp;access_token=eyJ0eXAiOiJKV1QiLCJhbGciOiJSUzI1NiIsIng1dCI6InVhQkgwTXNOSmVIQ1MydTh3MFB4Sy1TS1ZjcyJ9%2EeyJhdWQiOiJ3b3BpL3NocnBka3BAMmQ1NmQxMTUtMDA3Yy00ZWIxLTk1NTEtM2RiM2QxNWM5ODJiIiwiaXNzIjoiMDAwMDAwMDMtMDAwMC0wZmYxLWNlMDAtMDAwMDAwMDAwMDAwQDJkNTZkMTE1LTAwN2MtNGViMS05NTUxLTNkYjNkMTVjOTgyYiIsIm5iZiI6IjE0MTYxNTkzNjQiLCJleHAiOiIxNDE2MTk1MzY0IiwibmFtZWlkIjoiMCMud3xsYW5pdFxcYWtocmVub3YiLCJuaWkiOiJtaWNyb3NvZnQuc2hhcmVwb2ludCIsImlzdXNlciI6InRydWUiLCJjYWNoZWtleSI6IjApLnd8cy0xLTUtMjEtMTIxNDQ0MDMzOS0xMzgzMzg0ODk4LTEzNDMwMjQwOTEtMjM4MDMiLCJpc2xvb3BiYWNrIjoiVHJ1ZSIsImFwcGN0eCI6IjVhM2MxMzMzNWNiNDQ2YTJiNDkxYWUzODE4ZDg5YzllO1p6alpOSDVjOEo2S0JQYVU4MWw2YXZRUlhEST07SW50ZXJuZXQ7OzdGRkZGRkZGRkZGRkZGRkY7VHJ1ZSJ9%2EVhT7LoojTKERjdwbfJVxfacGP3GcSy4Evja1Wl9LVAg%5Fo5JyIVrw3zVkmGSu9OTMnTOGSOx3DOpuRgLbD4NdZLeTAwqQ4OOrXjr8ZofYo8YFOVcH3ClNljF3CaOOLY2zW%5FEp1fxlXZ5Netea6XRllDJw9RNG8g2EOOxebhyiq49RCvtqYHMt29bufwLuKslmtXBEOFfF4YdShBXjnKsF6jFiJ0bJtEhAlK0Q4aBWabK1YilH9HSbOfV5StqkbDDFEfee1j3cu1zlzZxpz4oVtkgntj2%2DZR4GPjl8zLSwLnqiwHQ%5FrkqbNwVj6d2E9vyYM18HzqglfJToOWapVTs79Q&amp;access_token_ttl=1416195364034&amp;ObjectDataBlobId=%7B138dc2d2-1f96-5ade-9ca9-884f267a64c5%7D%7B1%7D&amp;usid=e4a1c239-f841-43ff-b25f-e6aa5247e794&amp;Word=1" xlink:type="simple" xlink:show="embed" xlink:actuate="onLoad"/></draw:frame> </text:p>
      <text:p text:style-name="P15"><text:span text:style-name="T1">Рисунок </text:span><text:span text:style-name="T5">3</text:span><text:span text:style-name="T1">. Карточка лицензии</text:span> </text:p>
      <text:p text:style-name="Standard"/>
      <text:p text:style-name="Standard"/>
      <text:p text:style-name="Standard"/>
      <text:p text:style-name="P15"><text:line-break/><text:soft-page-break/><draw:frame draw:style-name="fr1" draw:name="Image3" text:anchor-type="as-char" svg:width="17.316cm" svg:height="7.569cm" draw:z-index="2"><draw:image xlink:href="http://owa.dkp.lanit.ru/we/GetImage.ashx?WOPIsrc=http%3A%2F%2Fshrpdkp%2Fsites%2Flaboratory%2F%5Fvti%5Fbin%2Fwopi%2Eashx%2Ffiles%2F5a3c13335cb446a2b491ae3818d89c9e&amp;access_token=eyJ0eXAiOiJKV1QiLCJhbGciOiJSUzI1NiIsIng1dCI6InVhQkgwTXNOSmVIQ1MydTh3MFB4Sy1TS1ZjcyJ9%2EeyJhdWQiOiJ3b3BpL3NocnBka3BAMmQ1NmQxMTUtMDA3Yy00ZWIxLTk1NTEtM2RiM2QxNWM5ODJiIiwiaXNzIjoiMDAwMDAwMDMtMDAwMC0wZmYxLWNlMDAtMDAwMDAwMDAwMDAwQDJkNTZkMTE1LTAwN2MtNGViMS05NTUxLTNkYjNkMTVjOTgyYiIsIm5iZiI6IjE0MTYxNTkzNjQiLCJleHAiOiIxNDE2MTk1MzY0IiwibmFtZWlkIjoiMCMud3xsYW5pdFxcYWtocmVub3YiLCJuaWkiOiJtaWNyb3NvZnQuc2hhcmVwb2ludCIsImlzdXNlciI6InRydWUiLCJjYWNoZWtleSI6IjApLnd8cy0xLTUtMjEtMTIxNDQ0MDMzOS0xMzgzMzg0ODk4LTEzNDMwMjQwOTEtMjM4MDMiLCJpc2xvb3BiYWNrIjoiVHJ1ZSIsImFwcGN0eCI6IjVhM2MxMzMzNWNiNDQ2YTJiNDkxYWUzODE4ZDg5YzllO1p6alpOSDVjOEo2S0JQYVU4MWw2YXZRUlhEST07SW50ZXJuZXQ7OzdGRkZGRkZGRkZGRkZGRkY7VHJ1ZSJ9%2EVhT7LoojTKERjdwbfJVxfacGP3GcSy4Evja1Wl9LVAg%5Fo5JyIVrw3zVkmGSu9OTMnTOGSOx3DOpuRgLbD4NdZLeTAwqQ4OOrXjr8ZofYo8YFOVcH3ClNljF3CaOOLY2zW%5FEp1fxlXZ5Netea6XRllDJw9RNG8g2EOOxebhyiq49RCvtqYHMt29bufwLuKslmtXBEOFfF4YdShBXjnKsF6jFiJ0bJtEhAlK0Q4aBWabK1YilH9HSbOfV5StqkbDDFEfee1j3cu1zlzZxpz4oVtkgntj2%2DZR4GPjl8zLSwLnqiwHQ%5FrkqbNwVj6d2E9vyYM18HzqglfJToOWapVTs79Q&amp;access_token_ttl=1416195364034&amp;ObjectDataBlobId=%7Bf7ab1e82-0a50-586d-aefb-7410d48e9282%7D%7B1%7D&amp;usid=e4a1c239-f841-43ff-b25f-e6aa5247e794&amp;Word=1" xlink:type="simple" xlink:show="embed" xlink:actuate="onLoad"/></draw:frame> </text:p>
      <text:p text:style-name="P35"><text:span text:style-name="T3">Рисунок </text:span><text:span text:style-name="T4">4</text:span><text:span text:style-name="T3">. Реестр лицензий</text:span></text:p>
      <text:p text:style-name="Standard"/>
      <text:p text:style-name="Standard"/>
      <text:list xml:id="list2591483449282035452" text:style-name="L14">
        <text:list-item>
          <text:p text:style-name="P27"><text:span text:style-name="T7">Добавить в картотеку «Услуги» справочник «Вид объекта розничной продажи алкоголя» с кодом «object_alcohol_license» (в пункте меню «Администрирование» </text:span><text:span text:style-name="T14">[Символ]</text:span><text:span text:style-name="T13"> </text:span><text:span text:style-name="T7">«Справочники» </text:span><text:span text:style-name="T14">[Символ]</text:span><text:span text:style-name="T13"> </text:span><text:span text:style-name="T7">«Управление содержанием справочников»).</text:span><text:span text:style-name="T13">  </text:span></text:p>
        </text:list-item>
      </text:list>
      <text:p text:style-name="P20"><text:span text:style-name="T1">Разработчику</text:span> <text:span text:style-name="T1">необходимо сформировать скрипт</text:span> <text:span text:style-name="T1">для добавления справочника «Вид объекта розничной продажи алкоголя» в картотеку «Услуги». Минимально необходимый перечень значений: закусочная / магазин / кафе / отдел в магазине / ресторан. В зависимости от потребностей конкретного региона, справочник </text:span><text:span text:style-name="T8">«</text:span><text:span text:style-name="T1">Вид объекта розничной продажи алкоголя</text:span><text:span text:style-name="T8">» </text:span><text:span text:style-name="T1">может быть расширен. </text:span> </text:p>
      <text:list xml:id="list7511998417914218202" text:style-name="L15">
        <text:list-item>
          <text:p text:style-name="P28"><text:span text:style-name="T7">Добавить в картотеку «Услуги» справочник «Статус лицензии» с кодом «status_license» (в пункте меню «Администрирование» </text:span><text:span text:style-name="T14">[Символ]</text:span><text:span text:style-name="T13"> </text:span><text:span text:style-name="T7">«Справочники» </text:span><text:span text:style-name="T14">[Символ]</text:span><text:span text:style-name="T13"> </text:span><text:span text:style-name="T7">«Управление содержанием справочников»).</text:span><text:span text:style-name="T13">  </text:span></text:p>
        </text:list-item>
      </text:list>
      <text:p text:style-name="P20"><text:span text:style-name="T1">Разработчику</text:span> <text:span text:style-name="T1">необходимо сформировать скрипт</text:span> <text:span text:style-name="T1">для добавления справочника «Статус лицензии» в картотеку «Услуги». Минимально необходимый перечень значений: действующая / приостановленная / аннулированная / истекла. В зависимости от потребностей конкретного региона, справочник </text:span><text:span text:style-name="T8">«</text:span><text:span text:style-name="T1">Статус лицензии</text:span><text:span text:style-name="T8">» </text:span><text:span text:style-name="T1">может быть расширен. </text:span> </text:p>
      <text:p text:style-name="Standard"/>
      <text:p text:style-name="Standard"/>
      <text:list xml:id="list710415124635530702" text:style-name="L16">
        <text:list-item>
          <text:p text:style-name="P29"><text:span text:style-name="T7">Добавить вкладку в «Лицензии» карточку юридического</text:span><text:span text:style-name="T13"> </text:span><text:span text:style-name="T7">лица</text:span><text:span text:style-name="T13"> </text:span><text:span text:style-name="T7">(см. </text:span><text:span text:style-name="T6">Рисунок 6</text:span><text:span text:style-name="T7">).</text:span><text:span text:style-name="T13"> </text:span></text:p>
        </text:list-item>
      </text:list>
      <text:p text:style-name="P20"><text:span text:style-name="T1">В данной вкладке в табличном виде должны отображаться все лицензии, выданные конкретному юридическому лицу.</text:span> </text:p>
      <text:p text:style-name="P13"><text:soft-page-break/><draw:frame draw:style-name="fr1" draw:name="Image4" text:anchor-type="as-char" svg:width="16.96cm" svg:height="11.986cm" draw:z-index="3"><draw:image xlink:href="http://owa.dkp.lanit.ru/we/GetImage.ashx?WOPIsrc=http%3A%2F%2Fshrpdkp%2Fsites%2Flaboratory%2F%5Fvti%5Fbin%2Fwopi%2Eashx%2Ffiles%2F5a3c13335cb446a2b491ae3818d89c9e&amp;access_token=eyJ0eXAiOiJKV1QiLCJhbGciOiJSUzI1NiIsIng1dCI6InVhQkgwTXNOSmVIQ1MydTh3MFB4Sy1TS1ZjcyJ9%2EeyJhdWQiOiJ3b3BpL3NocnBka3BAMmQ1NmQxMTUtMDA3Yy00ZWIxLTk1NTEtM2RiM2QxNWM5ODJiIiwiaXNzIjoiMDAwMDAwMDMtMDAwMC0wZmYxLWNlMDAtMDAwMDAwMDAwMDAwQDJkNTZkMTE1LTAwN2MtNGViMS05NTUxLTNkYjNkMTVjOTgyYiIsIm5iZiI6IjE0MTYxNTkzNjQiLCJleHAiOiIxNDE2MTk1MzY0IiwibmFtZWlkIjoiMCMud3xsYW5pdFxcYWtocmVub3YiLCJuaWkiOiJtaWNyb3NvZnQuc2hhcmVwb2ludCIsImlzdXNlciI6InRydWUiLCJjYWNoZWtleSI6IjApLnd8cy0xLTUtMjEtMTIxNDQ0MDMzOS0xMzgzMzg0ODk4LTEzNDMwMjQwOTEtMjM4MDMiLCJpc2xvb3BiYWNrIjoiVHJ1ZSIsImFwcGN0eCI6IjVhM2MxMzMzNWNiNDQ2YTJiNDkxYWUzODE4ZDg5YzllO1p6alpOSDVjOEo2S0JQYVU4MWw2YXZRUlhEST07SW50ZXJuZXQ7OzdGRkZGRkZGRkZGRkZGRkY7VHJ1ZSJ9%2EVhT7LoojTKERjdwbfJVxfacGP3GcSy4Evja1Wl9LVAg%5Fo5JyIVrw3zVkmGSu9OTMnTOGSOx3DOpuRgLbD4NdZLeTAwqQ4OOrXjr8ZofYo8YFOVcH3ClNljF3CaOOLY2zW%5FEp1fxlXZ5Netea6XRllDJw9RNG8g2EOOxebhyiq49RCvtqYHMt29bufwLuKslmtXBEOFfF4YdShBXjnKsF6jFiJ0bJtEhAlK0Q4aBWabK1YilH9HSbOfV5StqkbDDFEfee1j3cu1zlzZxpz4oVtkgntj2%2DZR4GPjl8zLSwLnqiwHQ%5FrkqbNwVj6d2E9vyYM18HzqglfJToOWapVTs79Q&amp;access_token_ttl=1416195364034&amp;ObjectDataBlobId=%7B5e98d4fa-7268-5e2d-ad1a-e6ecea61b40d%7D%7B1%7D&amp;usid=e4a1c239-f841-43ff-b25f-e6aa5247e794&amp;Word=1" xlink:type="simple" xlink:show="embed" xlink:actuate="onLoad"/><svg:title>Изображение</svg:title></draw:frame> </text:p>
      <text:p text:style-name="P35"><text:span text:style-name="T3">Рисунок </text:span><text:span text:style-name="T4">6</text:span><text:span text:style-name="T3">. Вкладка «Лицензии»</text:span> </text:p>
      <text:list xml:id="list5389354736741507327" text:style-name="L17">
        <text:list-item>
          <text:p text:style-name="P30"><text:span text:style-name="T7">Создать настройку «show_tab_license», которая позволяет отображать/скрывать вкладку «Лицензии» в карточке «Юридические лица» (значение «1» - отображать вкладку и «0» - скрывать вкладку).</text:span><text:span text:style-name="T13"> </text:span></text:p>
        </text:list-item>
      </text:list>
      <text:p text:style-name="Standard"/>
      <text:p text:style-name="Standard"/>
      <text:p text:style-name="Standard"/>
      <text:p text:style-name="Standard"/>
      <text:list xml:id="list7540290730415974312" text:style-name="L13">
        <text:list-item>
          <text:p text:style-name="P31"><text:span text:style-name="T3">Таблица </text:span><text:span text:style-name="T4">2</text:span><text:span text:style-name="T3">. Атрибуты сущности «Лицензии» </text:span> 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7"><text:span text:style-name="T10">Наименование</text:span> </text:p>
          </table:table-cell>
          <table:table-cell table:style-name="Table3.A1" office:value-type="string">
            <text:p text:style-name="P37"><text:span text:style-name="T10">Обозначение</text:span> </text:p>
          </table:table-cell>
          <table:table-cell table:style-name="Table3.A1" office:value-type="string">
            <text:p text:style-name="P37"><text:span text:style-name="T10">Тип данных</text:span> </text:p>
          </table:table-cell>
          <table:table-cell table:style-name="Table3.A1" office:value-type="string">
            <text:p text:style-name="P37"><text:span text:style-name="T10">Примечание</text:span> </text:p>
          </table:table-cell>
        </table:table-row>
        <table:table-row>
          <table:table-cell table:style-name="Table3.A1" office:value-type="string">
            <text:p text:style-name="P38"><text:span text:style-name="T9">idЛицензии</text:span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38"><text:span text:style-name="T9">GUID</text:span> </text:p>
          </table:table-cell>
          <table:table-cell table:style-name="Table3.A1" office:value-type="string">
            <text:p text:style-name="P41"> </text:p>
          </table:table-cell>
        </table:table-row>
        <table:table-row>
          <table:table-cell table:style-name="Table3.A1" office:value-type="string">
            <text:p text:style-name="P38"><text:span text:style-name="T9">idСтатус лицензии</text:span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38"><text:span text:style-name="T9">внешний ключ с картотекой «Статус лицензии»</text:span> </text:p>
          </table:table-cell>
        </table:table-row>
        <table:table-row>
          <table:table-cell table:style-name="Table3.A1" office:value-type="string">
            <text:p text:style-name="P38"><text:span text:style-name="T9">idЮридическое лицо</text:span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38"><text:span text:style-name="T9">внешний ключ с сущностью «Юр. лицо»</text:span> </text:p>
          </table:table-cell>
        </table:table-row>
        <table:table-row>
          <table:table-cell table:style-name="Table3.A1" office:value-type="string">
            <text:p text:style-name="P38"><text:span text:style-name="T9">Код бланка и серия</text:span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38"><text:span text:style-name="T9">текст</text:span> </text:p>
          </table:table-cell>
          <table:table-cell table:style-name="Table3.A1" office:value-type="string">
            <text:p text:style-name="P41"> </text:p>
          </table:table-cell>
        </table:table-row>
        <table:table-row>
          <table:table-cell table:style-name="Table3.A1" office:value-type="string">
            <text:p text:style-name="P38"><text:span text:style-name="T9">Дата выдачи лицензии</text:span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38"><text:span text:style-name="T9">дата</text:span> </text:p>
          </table:table-cell>
          <table:table-cell table:style-name="Table3.A1" office:value-type="string">
            <text:p text:style-name="P41"> </text:p>
          </table:table-cell>
        </table:table-row>
        <table:table-row>
          <table:table-cell table:style-name="Table3.A1" office:value-type="string">
            <text:p text:style-name="P38"><text:span text:style-name="T9">Дата окончания лицензии</text:span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38"><text:span text:style-name="T9">дата</text:span> </text:p>
          </table:table-cell>
          <table:table-cell table:style-name="Table3.A1" office:value-type="string">
            <text:p text:style-name="P41"> </text:p>
          </table:table-cell>
        </table:table-row>
        <table:table-row>
          <table:table-cell table:style-name="Table3.A1" office:value-type="string">
            <text:p text:style-name="P38"><text:span text:style-name="T9">Номер лицензии соответствующий номеру записи в реестре</text:span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38"><text:span text:style-name="T9">текст</text:span> </text:p>
          </table:table-cell>
          <table:table-cell table:style-name="Table3.A1" office:value-type="string">
            <text:p text:style-name="P41"> </text:p>
          </table:table-cell>
        </table:table-row>
        <table:table-row>
          <table:table-cell table:style-name="Table3.A1" office:value-type="string">
            <text:p text:style-name="P38"><text:span text:style-name="T9">Основание изменения сведений о действии лицензии</text:span> </text:p>
          </table:table-cell>
          <table:table-cell table:style-name="Table3.A1" office:value-type="string">
            <text:p text:style-name="P41"> </text:p>
          </table:table-cell>
          <table:table-cell table:style-name="Table3.A1" office:value-type="string">
            <text:p text:style-name="P38"><text:span text:style-name="T9">текст</text:span> </text:p>
          </table:table-cell>
          <table:table-cell table:style-name="Table3.A1" office:value-type="string">
            <text:p text:style-name="P41"> 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8"><text:span text:style-name="T11">Код вида объекта</text:span> </text:p>
          </table:table-cell>
          <table:table-cell table:style-name="Table4.A1" office:value-type="string">
            <text:p text:style-name="P41"> </text:p>
          </table:table-cell>
          <table:table-cell table:style-name="Table4.A1" office:value-type="string">
            <text:p text:style-name="P38"><text:span text:style-name="T9">текст</text:span> </text:p>
          </table:table-cell>
          <table:table-cell table:style-name="Table4.A1" office:value-type="string">
            <text:p text:style-name="P38"><text:span text:style-name="T9">внешний ключ с картотекой «Вид объекта розничной продажу алкоголя»</text:span> </text:p>
          </table:table-cell>
        </table:table-row>
        <table:table-row>
          <table:table-cell table:style-name="Table4.A1" office:value-type="string">
            <text:p text:style-name="P38"><text:span text:style-name="T9">КПП обособленного подразделения</text:span> </text:p>
          </table:table-cell>
          <table:table-cell table:style-name="Table4.A1" office:value-type="string">
            <text:p text:style-name="P41"> </text:p>
          </table:table-cell>
          <table:table-cell table:style-name="Table4.A1" office:value-type="string">
            <text:p text:style-name="P38"><text:span text:style-name="T9">число</text:span> </text:p>
          </table:table-cell>
          <table:table-cell table:style-name="Table4.A1" office:value-type="string">
            <text:p text:style-name="P36"><text:span text:style-name="T1">количество символов = 9</text:span> </text:p>
          </table:table-cell>
        </table:table-row>
        <table:table-row>
          <table:table-cell table:style-name="Table4.A1" office:value-type="string">
            <text:p text:style-name="P38"><text:span text:style-name="T9">Адрес подразделения (место торговли)</text:span> </text:p>
          </table:table-cell>
          <table:table-cell table:style-name="Table4.A1" office:value-type="string">
            <text:p text:style-name="P41"> </text:p>
          </table:table-cell>
          <table:table-cell table:style-name="Table4.A1" office:value-type="string">
            <text:p text:style-name="P38"><text:span text:style-name="T9">текст</text:span> </text:p>
          </table:table-cell>
          <table:table-cell table:style-name="Table4.A1" office:value-type="string">
            <text:p text:style-name="P38"><text:span text:style-name="T9">заполняется из ФИАС</text:span> </text:p>
          </table:table-cell>
        </table:table-row>
        <text:soft-page-break/>
        <table:table-row>
          <table:table-cell table:style-name="Table4.A1" office:value-type="string">
            <text:p text:style-name="P39">Регистратор</text:p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0">число</text:p>
          </table:table-cell>
          <table:table-cell table:style-name="Table4.A1" office:value-type="string">
            <text:p text:style-name="P40">Ссылка на идентификатор пользователя, создавшего лицензию</text:p>
          </table:table-cell>
        </table:table-row>
      </table:table>
      <text:list xml:id="list3057687107290" text:continue-numbering="true" text:style-name="L13">
        <text:list-item>
          <text:p text:style-name="P31"><text:span text:style-name="T13"/></text:p>
        </text:list-item>
      </text:list>
      <text:p text:style-name="Standard"/>
      <text:p text:style-name="Standard"/>
      <text:p text:style-name="P1">Требования к механизму работы с лицензией</text:p>
      <text:p text:style-name="P2">1. Адаптер должен быть встроен в услугу «Выдача лицензии на реализацию алкогольной продукции» <text:span text:style-name="T22">для финального запроса за целью и настроен на организационную единицу, в которой находится услуга.</text:span></text:p>
      <text:p text:style-name="P5">2. Услуга должна быть донастрона. Должны быть зарегистрированы атрибуты, <text:span text:style-name="T23">идентичные набору атрибутов адаптера (сущности лицензии)</text:span></text:p>
      <text:p text:style-name="P2"><text:span text:style-name="T24">3</text:span>. Адаптер осуществляет операцию регистрации новой лицензии, т.е. вносит лицензию согласно заполненным атрибутам в реестр лицензий.</text:p>
      <text:p text:style-name="P2"><text:span text:style-name="T24">4</text:span>. <text:span text:style-name="T19">Адаптер должен называться «Выдача лицензии».</text:span></text:p>
      <text:p text:style-name="P3"><text:span text:style-name="T24">5</text:span>. Входные параметры адаптера идентичны атрибутам сущности «Лицензия»</text:p>
      <text:p text:style-name="P4"><text:span text:style-name="T24">6</text:span>. <text:span text:style-name="T20">Работа адаптера должна состоять из двух шагов.</text:span></text:p>
      <text:p text:style-name="P6"><text:span text:style-name="T20">Первый — выбор из реестра юридических лиц юридического лица, на которого регистрируется лицензия</text:span></text:p>
      <text:p text:style-name="P7">Второй — заполнение атрибутов лицензии.</text:p>
      <text:p text:style-name="P8"><text:span text:style-name="T24">7. </text:span>Результат работы адаптера — запись в реестре лицензии <text:span text:style-name="T21">со статусом действующая.</text:span></text:p>
      <text:p text:style-name="P9"/>
      <text:p text:style-name="P9">Необходимо разработать печатную форму, формируемую на последнем шаге данного адаптера. <text:span text:style-name="T25">Печатная форма должна формироваться безусловно. Результирующий файл в формате word должен прикрепляться к лицензии, как сформированный, готовый файл.</text:span></text:p>
      <text:p text:style-name="P10">Также должна быть обеспечена возможность переформирования (перевыпуск печатной формы) из карточки лицензии.</text:p>
      <text:p text:style-name="P11">Формат печатной формы будет предоставлен позже.</text:p>
      <text:p text:style-name="P7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libri1" svg:font-family="Calibri"/>
    <style:font-face style:name="Calibri" svg:font-family="Calibri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04:14.835229972</meta:creation-date>
    <dc:date>2014-11-17T00:30:56.004133917</dc:date>
    <meta:editing-duration>PT1H24M34S</meta:editing-duration>
    <meta:editing-cycles>23</meta:editing-cycles>
    <meta:generator>LibreOffice/4.2.6.3$Linux_x86 LibreOffice_project/420$Build-3</meta:generator>
    <meta:document-statistic meta:table-count="4" meta:image-count="4" meta:object-count="0" meta:page-count="6" meta:paragraph-count="123" meta:word-count="746" meta:character-count="6053" meta:non-whitespace-character-count="5310"/>
  </office:meta>
</office:document-meta>
</file>